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ikola Tesla wurde am 10. Juli 1856 im dem kleinen zentralkroatischen Dorf Smiljan geboren. Seine serbisch-stämmigen Eltern waren sehr religiös, der Vater Milutin Tesla war als serbisch-orthodoxer Geistlicher tätig. Seine Mutter Georgina hatte keine Erziehung im Lesen oder Schreiben erhalten, besaß jedoch ein exzellentes Gedächtnis und war daher fähig, viele wichtige Bibelpassagen und literarische Verse auswendig zu rezitieren. Nikola Tesla wurde zunächst in Gospic auf die Grundschule geschickt, bevor er im Jahr 1870 nach Karlovac übersiedelte, um das dortige Gymnasium zu besuchen. Während dieser Zeit lebte er im Haushalt seiner Tante. Schon in seiner frühen Kindheit war sich Nikola Tesla bewusst, dass er anders dachte als seine Altersgenossen und fand es deshalb schwer, Freundschaften zu schließen. Der frühe Unfalltod seines älteren Bruders Dane war für den kleinen Nikola ein schwerer Schlag, den er damit verarbeitete, schon im Alter von nur fünf Jahren mit verschiedenen technischen Anwendungen zu experimentieren . Im Alter von zwölf Jahren hatte er bereits seine erste Erfindung konstruiert, eine mit Vakuum betriebene Pumpe, aus der er später die berühmte Tesla-Turbine entwickelte. Die strenge religiöse Erziehung durch seinen Vater empfand Nikola Tesla als äußerst einengend. Lieber verbrachte er seine Freizeit in der freien Natur, wo er verschiedene Wetterschauspiele wie Gewitter und Blitze beobachtete und den Wunsch entwickelte, solche Naturphänomene mit technischen Mitteln nachahmen zu könne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30T15:35:03.590127712</meta:creation-date>
    <dc:date>2024-04-30T15:37:08.863941936</dc:date>
    <meta:editing-duration>PT2M6S</meta:editing-duration>
    <meta:editing-cycles>1</meta:editing-cycles>
    <meta:document-statistic meta:table-count="0" meta:image-count="0" meta:object-count="0" meta:page-count="1" meta:paragraph-count="1" meta:word-count="217" meta:character-count="1522" meta:non-whitespace-character-count="1305"/>
    <meta:generator>LibreOffice/7.4.5.1$Linux_X86_64 LibreOffice_project/40$Build-1</meta:generator>
  </office:meta>
</office:document-meta>
</file>